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nual del usuario.</text:p>
      <text:p text:style-name="Standard"/>
      <text:p text:style-name="Standard"/>
      <text:p text:style-name="Standard">Para ejecutar el programa se dispone de un script de linux que realiza esta tarea, el mismo puede ejecutar de las siguientes maneras:</text:p>
      <text:p text:style-name="Standard"/>
      <text:p text:style-name="Standard">~$ ./Speaker.sh</text:p>
      <text:p text:style-name="Standard"/>
      <text:p text:style-name="Standard">o bien</text:p>
      <text:p text:style-name="Standard"/>
      <text:p text:style-name="Standard">~$ sh Speaker.sh</text:p>
      <text:p text:style-name="Standard"/>
      <text:p text:style-name="Standard">Si se desea ejecutar en otro sistema operativo que posea una maquina virtual de java, se puede realizar de la siguiente manera:</text:p>
      <text:p text:style-name="Standard"/>
      <text:p text:style-name="Standard">~$ java -jar Speaker.jar</text:p>
      <text:p text:style-name="Standard"/>
      <text:p text:style-name="Standard"><text:s/></text:p>
      <text:p text:style-name="P3">Comando disponibles</text:p>
      <text:p text:style-name="Standard"/>
      <text:p text:style-name="Standard"/>
      <text:p text:style-name="P2">load</text:p>
      <text:p text:style-name="Standard"/>
      <text:p text:style-name="Standard"><text:tab/>Uso: load &lt;"path_absoluto_del_documento"&gt;</text:p>
      <text:p text:style-name="Standard"/>
      <text:p text:style-name="Standard"><text:tab/>Ej: load /home/usuario/Escritorio/prueba.txt</text:p>
      <text:p text:style-name="Standard"/>
      <text:p text:style-name="Standard"><text:tab/> Ej: load “/home/usuario/Escritorio/archivo de prueba.txt”</text:p>
      <text:p text:style-name="Standard"/>
      <text:p text:style-name="Standard"><text:tab/>Si el path absoluto del archivo tiene espacios, entonces hay que ingresarlo entre comillas (“”), de otra manera será reconocido como dos parámetros en ves de uno solo.</text:p>
      <text:p text:style-name="Standard"/>
      <text:p text:style-name="P1"><text:s/><text:tab/>Este comando carga un documento para almacenar las palabras desconocidas, el sistema se ira pidiendo que grabe las palabras que no conoce, osea las que no se encuentran en el diccionario de la aplicación.</text:p>
      <text:p text:style-name="P1"/>
      <text:p text:style-name="P1"><text:tab/>Las palabras que suenan igual, por ejemplo "1" y "uno" son pedidas solo una vez. Algunos signos de puntuación son solo pedidos si es necesario, por ejemplo una coma en un numero se pronuncia, pero en un texto no.</text:p>
      <text:p text:style-name="P1"/>
      <text:p text:style-name="P1"><text:tab/>Cuando el sistema solicite una palabra, para empezar la grabación se deberá ingresar la letra “i” seguida de enter, luego de decir en voz alta la palabra, se deberá ingresar “f” seguido de enter.</text:p>
      <text:p text:style-name="P1"/>
      <text:p text:style-name="P1"><text:tab/>Al grabar un sonido, se podrá escuchar el resultado de la grabación, y se podrá confirmar o volver a realizar la grabación en caso se que no se este conforme con el resultado.</text:p>
      <text:p text:style-name="P1">Una vez ingresadas todas las palabras, el sistema queda a la espera de un nuevo comando.</text:p>
      <text:p text:style-name="Standard"/>
      <text:p text:style-name="P2">playDocument</text:p>
      <text:p text:style-name="P2"/>
      <text:p text:style-name="P4"><text:tab/>Uso: playDocument &lt;"path_absoluto_del_documento"&gt;</text:p>
      <text:p text:style-name="P4"/>
      <text:p text:style-name="P4"><text:soft-page-break/><text:tab/>Ej: playDocument /home/usuario/Escritorio/prueba.txt</text:p>
      <text:p text:style-name="P4"/>
      <text:p text:style-name="Standard"><text:tab/>Este comando toma el archivo que recibe por parámetro e intenta reproducir las palabras que <text:s/>contiene, las palabras desconocidas son ignoradas. Si se desea agregar las palabras omitidas, debe utilizarse el comando “load”.</text:p>
      <text:p text:style-name="Standard"/>
      <text:p text:style-name="P2">playText</text:p>
      <text:p text:style-name="Standard"/>
      <text:p text:style-name="Standard"><text:tab/>Uso: playText &lt;"texto"&gt;</text:p>
      <text:p text:style-name="Standard"/>
      <text:p text:style-name="Standard"><text:tab/>Ej: playText "hola, como estas"</text:p>
      <text:p text:style-name="Standard"/>
      <text:p text:style-name="Standard"><text:tab/>Este comando es similar a playDocument, pero actúa sobre las palabras que son pasadas por parámetro y no sobre un archivo.</text:p>
      <text:p text:style-name="Standard"/>
      <text:p text:style-name="P2">help</text:p>
      <text:p text:style-name="Standard"><text:s text:c="2"/></text:p>
      <text:p text:style-name="Standard"><text:tab/>Uso: help</text:p>
      <text:p text:style-name="Standard"/>
      <text:p text:style-name="Standard"><text:tab/>Ej: help</text:p>
      <text:p text:style-name="Standard"/>
      <text:p text:style-name="Standard"><text:tab/>Muestra los comandos disponibles para su ejecución y ejemplos uso.</text:p>
      <text:p text:style-name="Standard"><text:s text:c="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Bitstream Vera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9-04-05T16:22:22</meta:creation-date>
    <dc:date>2009-04-05T16:57:07</dc:date>
    <meta:editing-cycles>16</meta:editing-cycles>
    <meta:editing-duration>PT34M46S</meta:editing-duration>
    <meta:user-defined meta:name="Info 1"/>
    <meta:user-defined meta:name="Info 2"/>
    <meta:user-defined meta:name="Info 3"/>
    <meta:user-defined meta:name="Info 4"/>
    <meta:document-statistic meta:table-count="0" meta:image-count="0" meta:object-count="0" meta:page-count="2" meta:paragraph-count="33" meta:word-count="353" meta:character-count="2175"/>
  </office:meta>
</office:document-meta>
</file>